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text:list-style style:name="ld47456">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d47456" style:name="aa7212c" style:parent-style-name="Default_20_Text"/>
    <style:style style:display-name="Default_20_Text" style:family="paragraph" style:name="Default_20_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Maximilian Wittmann, PhD</text:p>
      <text:list text:style-name="ld47456" xml:id="list59585143">
        <text:list-item>
          <text:p text:style-name="aa7212c">Doctor of Computer Science</text:p>
        </text:list-item>
        <text:list-item>
          <text:p text:style-name="aa7212c">Bachelor of Computer Science with First Class Honors</text:p>
        </text:list-item>
      </text:list>
      <text:p>I have been fascinated with computers since my childhood and that passion has taken me through a bachelor's degree, a PhD and into a career in industry.</text:p>
      <text:p>I aim to use the holistic perspective and skills I have gained to work with cutting-edge technologies on new frontiers where I can contribute to making the world a simpler, more fun, and hopefully a little better place.</text:p>
      <text:p>For the last two years I have been working in a functional programming style and with functional stacks (mainly in Scala) and I am looking for opportunities to further my functional programming abilities.</text:p>
      <text:p>The best way to reach me is at &lt;a href="mailto:damxam@gmail.com?Subject=Your%20CV" target="_top"&gt;damxam@gmail.com&lt;/a&gt;, or through &lt;a href="http://au.linkedin.com/in/maximilianwittmann"&gt;LinkedIn&lt;/a&gt;.&lt;/div&gt;</text:p>
      <text:p>Experience</text:p>
      <text:p>Senior Software Engineer @ Premonition</text:p>
      <text:p>May 2017 - Now:</text:p>
      <text:p>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p>
      <text:p>Senior Software Engineer (Big data) @ CBA</text:p>
      <text:p>March 2016 – May 2017:</text:p>
      <text:p>During my time at CBA I worked on an internal product used to coordinate and transfer large volumes of data from a Hadoop-based big data cluster to internal consumers as part of the bank's ETL pipeline. It was written largely in Scala and built on Cascading / Scalding.<text:line-break/>I also worked on a web-based DevOps tool developed to configure the application described earlier. It was written with a Scala backend (using Akka-Http) and a JavaScript frontend (using Angular).</text:p>
      <text:p>Software Developer @ Covata Australia</text:p>
      <text:p>October 2014 - Now</text:p>
      <text:p>Graduate Software Developer @ ThoughtWorks Australia</text:p>
      <text:p>October 2013 - October 2014</text:p>
      <text:p>Employed as part of ThoughtWorks professional services (consulting services) as a software developer. During my year at ThoughtWorks I worked with several clients:</text:p>
      <text:p>Education</text:p>
      <text:p>Doctor of Computer Science @ Macquarie University, Australia</text:p>
      <text:p>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text:line-break/> <text:s text:c="3"/>During this time I was also involved in leading practical and tutorial sessions, as well as lecturing as a casual lecturer.</text:p>
      <text:p>Bachelor of Computer Science with Honors (First Class) @ Macquarie University, Australia</text:p>
      <text:p>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p>
      <text:p>Bachelor of Computer Science (GPA 3.743 of 4.0) @ Macquarie University, Australia</text:p>
      <text:p>2001-2005:</text:p>
      <text:p>Completed my bachelor's degree at Macquarie University. I received letters of commendation for several of the courses I undertook and was involved with several societies such as the Buddhist Society, the Atheist Society, the MU Amnesty branch and Students for Peace and Justice.</text:p>
      <text:p>Skills</text:p>
      <text:p>Programming Languages</text:p>
      <text:p>Programming Languages</text:p>
      <text:p>&lt;div class="footer"&gt;You can also check out my &lt;a href="https://github.com/waxmittmann"&gt;GitHub account&lt;/a&gt; to see what kind of things I've been playing with.&lt;/div&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damxam</dc:creator>
    <dc:date>2017-12-20T20:18:09</dc:date>
    <meta:editing-cycles>1</meta:editing-cycles>
    <meta:editing-duration>PT0.752S</meta:editing-duration>
    <meta:initial-creator>damxam</meta:initial-creator>
    <meta:creation-date>2017-12-20T20:18:08</meta:creation-date>
    <dc:language>en</dc:language>
  </office:meta>
</office:document-meta>
</file>